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20.5pt"/>
    </style:style>
    <style:style style:name="co3" style:family="table-column">
      <style:table-column-properties fo:break-before="auto" style:column-width="245.7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226.4pt"/>
    </style:style>
    <style:style style:name="co6" style:family="table-column">
      <style:table-column-properties fo:break-before="auto" style:column-width="361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eeduino_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06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92,R91,R77,R76,R31</text:p>
          </table:table-cell>
          <table:table-cell office:value-type="string" calcext:value-type="string">
            <text:p>R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0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M05_TO220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Mini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5.1V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33,D32,D28,D27</text:p>
          </table:table-cell>
          <table:table-cell office:value-type="string" calcext:value-type="string">
            <text:p>D_S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16_4.5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-8_5.3x6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WIRELESS-BLUETOOTH-HC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RELESS-BLUETOOTH-HC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97,R96,R79,R78</text:p>
          </table:table-cell>
          <table:table-cell office:value-type="string" calcext:value-type="string">
            <text:p>R0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DBZ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26,Q25,Q13,Q12</text:p>
          </table:table-cell>
          <table:table-cell office:value-type="string" calcext:value-type="string">
            <text:p>SOT2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SP78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22,Q21,Q10,Q11</text:p>
          </table:table-cell>
          <table:table-cell office:value-type="string" calcext:value-type="string">
            <text:p>SOT-2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17,Q16,Q9,Q8</text:p>
          </table:table-cell>
          <table:table-cell office:value-type="string" calcext:value-type="string">
            <text:p>SOT-2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O3422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_1812_4532Metric_Pad1.30x3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TC 16V2A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olex_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_48pin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12,JP9</text:p>
          </table:table-cell>
          <table:table-cell office:value-type="string" calcext:value-type="string">
            <text:p>2X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HD-2X24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OT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_Mini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3.6V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21-0055H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926UAEE+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lolu_Breakout-16_15.2x20.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Breakout_DRV88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V_Disc_D12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-18V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72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70R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ED-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P11,JP10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k1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P4,JP1</text:p>
          </table:table-cell>
          <table:table-cell office:value-type="string" calcext:value-type="string">
            <text:p>SolderJumper-2_P1.3mm_Open_Pad1.0x1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one for now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2,Q5,</text:p>
          </table:table-cell>
          <table:table-cell office:value-type="string" calcext:value-type="string">
            <text:p>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O3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1T19:16:55.911537000</dc:date>
    <dc:creator>Tjeerd Hoogendijk</dc:creator>
    <meta:editing-duration>PT4H52M29S</meta:editing-duration>
    <meta:editing-cycles>38</meta:editing-cycles>
    <meta:generator>LibreOffice/6.0.7.3$Linux_X86_64 LibreOffice_project/00m0$Build-3</meta:generator>
    <meta:document-statistic meta:table-count="1" meta:cell-count="242" meta:object-count="0"/>
  </office:meta>
</office:document-meta>
</file>